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5c0d9" officeooo:paragraph-rsid="0015c0d9" style:font-size-asian="32pt" style:font-size-complex="32pt"/>
    </style:style>
    <style:style style:name="P2" style:family="paragraph" style:parent-style-name="Standard">
      <style:paragraph-properties fo:text-align="center" style:justify-single-word="false"/>
      <style:text-properties fo:font-size="80pt" officeooo:rsid="0015c0d9" officeooo:paragraph-rsid="0015c0d9" style:font-size-asian="80pt" style:font-size-complex="80pt"/>
    </style:style>
    <style:style style:name="P3" style:family="paragraph" style:parent-style-name="Standard">
      <style:paragraph-properties fo:text-align="center" style:justify-single-word="false"/>
      <style:text-properties fo:font-size="60pt" officeooo:rsid="0015c0d9" officeooo:paragraph-rsid="0015c0d9" style:font-size-asian="60pt" style:font-size-complex="60pt"/>
    </style:style>
    <style:style style:name="P4" style:family="paragraph" style:parent-style-name="Standard">
      <style:paragraph-properties fo:text-align="center" style:justify-single-word="false"/>
      <style:text-properties fo:font-size="60pt" officeooo:rsid="0015c0d9" officeooo:paragraph-rsid="002dfcb7" style:font-size-asian="60pt" style:font-size-complex="60pt"/>
    </style:style>
    <style:style style:name="P5" style:family="paragraph" style:parent-style-name="Standard">
      <style:paragraph-properties fo:text-align="end" style:justify-single-word="false"/>
      <style:text-properties fo:font-size="26pt" fo:font-weight="normal" officeooo:rsid="0015c0d9" officeooo:paragraph-rsid="0015c0d9" style:font-size-asian="26pt" style:font-weight-asian="normal" style:font-size-complex="26pt" style:font-weight-complex="normal"/>
    </style:style>
    <style:style style:name="P6" style:family="paragraph" style:parent-style-name="Standard">
      <style:paragraph-properties fo:text-align="end" style:justify-single-word="false"/>
      <style:text-properties fo:font-size="26pt" officeooo:rsid="0015c0d9" officeooo:paragraph-rsid="0015c0d9" style:font-size-asian="26pt" style:font-size-complex="26pt"/>
    </style:style>
    <style:style style:name="P7" style:family="paragraph" style:parent-style-name="Standard">
      <style:paragraph-properties fo:text-align="center" style:justify-single-word="false"/>
      <style:text-properties fo:font-size="48pt" officeooo:rsid="0015c0d9" officeooo:paragraph-rsid="002dfcb7" style:font-size-asian="48pt" style:font-size-complex="48pt"/>
    </style:style>
    <style:style style:name="P8" style:family="paragraph" style:parent-style-name="Standard">
      <style:paragraph-properties fo:text-align="start" style:justify-single-word="false"/>
      <style:text-properties fo:font-size="16pt" officeooo:rsid="0019638e" officeooo:paragraph-rsid="001ae19a" style:font-size-asian="14pt" style:font-size-complex="16pt"/>
    </style:style>
    <style:style style:name="P9" style:family="paragraph" style:parent-style-name="Standard">
      <style:paragraph-properties fo:text-align="start" style:justify-single-word="false"/>
      <style:text-properties fo:font-size="16pt" officeooo:rsid="001eb994" officeooo:paragraph-rsid="001eb994" style:font-size-asian="14pt" style:font-size-complex="16pt"/>
    </style:style>
    <style:style style:name="P10" style:family="paragraph" style:parent-style-name="Standard">
      <style:paragraph-properties fo:text-align="start" style:justify-single-word="false"/>
      <style:text-properties officeooo:paragraph-rsid="00421613"/>
    </style:style>
    <style:style style:name="P11" style:family="paragraph" style:parent-style-name="Standard">
      <style:paragraph-properties fo:text-align="start" style:justify-single-word="false"/>
      <style:text-properties fo:font-size="14pt" officeooo:rsid="0019638e" officeooo:paragraph-rsid="0019638e" style:font-size-asian="14pt" style:font-size-complex="14pt"/>
    </style:style>
    <style:style style:name="P12" style:family="paragraph" style:parent-style-name="Standard">
      <style:paragraph-properties fo:text-align="start" style:justify-single-word="false"/>
      <style:text-properties fo:font-size="14pt" officeooo:rsid="0019638e" officeooo:paragraph-rsid="001ae19a" style:font-size-asian="14pt" style:font-size-complex="14pt"/>
    </style:style>
    <style:style style:name="P13" style:family="paragraph" style:parent-style-name="Standard">
      <style:paragraph-properties fo:text-align="start" style:justify-single-word="false"/>
      <style:text-properties fo:font-size="14pt" officeooo:rsid="001eb994" officeooo:paragraph-rsid="001eb994" style:font-size-asian="14pt" style:font-size-complex="14pt"/>
    </style:style>
    <style:style style:name="P14" style:family="paragraph" style:parent-style-name="Standard">
      <style:paragraph-properties fo:text-align="start" style:justify-single-word="false"/>
      <style:text-properties fo:font-size="14pt" officeooo:rsid="001eb994" officeooo:paragraph-rsid="003709d2" style:font-size-asian="14pt" style:font-size-complex="14pt"/>
    </style:style>
    <style:style style:name="P15" style:family="paragraph" style:parent-style-name="Standard">
      <style:paragraph-properties fo:text-align="start" style:justify-single-word="false"/>
      <style:text-properties fo:font-size="14pt" officeooo:rsid="002707f7" officeooo:paragraph-rsid="002707f7" style:font-size-asian="14pt" style:font-size-complex="14pt"/>
    </style:style>
    <style:style style:name="P16" style:family="paragraph" style:parent-style-name="Standard">
      <style:paragraph-properties fo:text-align="start" style:justify-single-word="false"/>
      <style:text-properties fo:font-size="14pt" fo:font-weight="bold" officeooo:rsid="0019638e" officeooo:paragraph-rsid="0019638e"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eb994" officeooo:paragraph-rsid="001eb994"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435df4" officeooo:paragraph-rsid="00435df4"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officeooo:rsid="00435df4" officeooo:paragraph-rsid="00435df4" style:font-size-asian="12.25pt" style:font-size-complex="14pt"/>
    </style:style>
    <style:style style:name="T1" style:family="text">
      <style:text-properties fo:font-weight="bold" style:font-weight-asian="bold" style:font-weight-complex="bold"/>
    </style:style>
    <style:style style:name="T2" style:family="text">
      <style:text-properties officeooo:rsid="001ae19a"/>
    </style:style>
    <style:style style:name="T3" style:family="text">
      <style:text-properties officeooo:rsid="002020c6"/>
    </style:style>
    <style:style style:name="T4" style:family="text">
      <style:text-properties officeooo:rsid="0020ee53"/>
    </style:style>
    <style:style style:name="T5" style:family="text">
      <style:text-properties fo:font-size="14pt" officeooo:rsid="002707f7" style:font-size-asian="14pt" style:font-size-complex="14pt"/>
    </style:style>
    <style:style style:name="T6" style:family="text">
      <style:text-properties fo:font-size="14pt" officeooo:rsid="00282295" style:font-size-asian="14pt" style:font-size-complex="14pt"/>
    </style:style>
    <style:style style:name="T7" style:family="text">
      <style:text-properties fo:font-size="14pt" officeooo:rsid="002864c3" style:font-size-asian="14pt" style:font-size-complex="14pt"/>
    </style:style>
    <style:style style:name="T8" style:family="text">
      <style:text-properties fo:font-size="14pt" officeooo:rsid="00421613" style:font-size-asian="14pt" style:font-size-complex="14pt"/>
    </style:style>
    <style:style style:name="T9" style:family="text">
      <style:text-properties officeooo:rsid="002a0f30"/>
    </style:style>
    <style:style style:name="T10" style:family="text">
      <style:text-properties fo:font-weight="normal" style:font-weight-asian="normal" style:font-weight-complex="normal"/>
    </style:style>
    <style:style style:name="T11" style:family="text">
      <style:text-properties officeooo:rsid="00331daf"/>
    </style:style>
    <style:style style:name="T12" style:family="text">
      <style:text-properties officeooo:rsid="0033f111"/>
    </style:style>
    <style:style style:name="T13" style:family="text">
      <style:text-properties officeooo:rsid="0034d738"/>
    </style:style>
    <style:style style:name="T14" style:family="text">
      <style:text-properties officeooo:rsid="00360b18"/>
    </style:style>
    <style:style style:name="T15" style:family="text">
      <style:text-properties officeooo:rsid="003612ed"/>
    </style:style>
    <style:style style:name="T16" style:family="text">
      <style:text-properties officeooo:rsid="0043e5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y wbudowane </text:p>
      <text:p text:style-name="P3"/>
      <text:p text:style-name="P3"/>
      <text:p text:style-name="P7"><text:s/>Projekt <text:s/></text:p>
      <text:p text:style-name="P4"><text:span text:style-name="T1">SNAKE</text:span></text:p>
      <text:p text:style-name="P1"/>
      <text:p text:style-name="P1"/>
      <text:p text:style-name="P1"/>
      <text:p text:style-name="P1"/>
      <text:p text:style-name="P1"/>
      <text:p text:style-name="P5">Maciej Siciarz</text:p>
      <text:p text:style-name="P6"><text:span text:style-name="T10">Sebastian Kałużny</text:span></text:p>
      <text:p text:style-name="P6"><text:span text:style-name="T10"/></text:p>
      <text:p text:style-name="P11"><text:soft-page-break/><text:span text:style-name="T1">Cel projektu</text:span>:</text:p>
      <text:p text:style-name="P11"/>
      <text:p text:style-name="P11"><text:tab/><text:span text:style-name="T13">Zaprojektowanie</text:span> gry snake na mikrokontrolerze LPC1768. Do stworzenia naszego projektu wykorzystujemy wyswieltacz LCD3.2" 320x240 , głośnik, joys<text:span text:style-name="T14">t</text:span>ick oraz przyciski. <text:s/>Wyświetlacz służy do <text:span text:style-name="T2">komunikowania się między programem a użytkownikem, joystick do sterowania wężem podczas gry, przyciski do wyboru różnych wariantów w menu natomiast po zjedzeniu przez węża celu głośnik odtwarza dźwięk.</text:span></text:p>
      <text:p text:style-name="P11"/>
      <text:p text:style-name="P16">Gra Snake:</text:p>
      <text:p text:style-name="P11"/>
      <text:p text:style-name="P11"><text:tab/>Po załadowaniu na płytkę porgramu na wyświetlaczu LCD pojawia się Menu w którym poprzez przyciski INT0, KEY1, KEY2 możemy zdecydować <text:span text:style-name="T2">czy:</text:span></text:p>
      <text:p text:style-name="P12"><text:tab/>-<text:span text:style-name="T2">KEY1<text:tab/>"Nowa gra"</text:span></text:p>
      <text:p text:style-name="P11"><text:tab/>-<text:span text:style-name="T2">KEY2<text:tab/>"Opcje"<text:tab/></text:span></text:p>
      <text:p text:style-name="P12"><text:tab/>-<text:span text:style-name="T2">INT0<text:tab/><text:tab/>"Zakończenie gry"</text:span></text:p>
      <text:p text:style-name="P13">Wybierająć opcje "Nowa gra" rozpoczyna sie gra z standardowa szybkością poruszania się węża 1 . Wybierając opcje "Opcje" możemy zdecydować o poziomie szybkości węż<text:span text:style-name="T15">a</text:span> dostępne sa cztery od 0-3 defaultowo ustawiona na 1:</text:p>
      <text:p text:style-name="P13"><text:tab/>-KEY1<text:tab/>"+" zwiększamy prędkość </text:p>
      <text:p text:style-name="P13"><text:tab/>-KEY2<text:tab/>"-" <text:s/>zmniejszamy prędkość </text:p>
      <text:p text:style-name="P13"><text:tab/>-INT0 <text:tab/>Rozpoczynamy nową grę z ustawioną wartością szybkoś<text:span text:style-name="T11">c</text:span>i</text:p>
      <text:p text:style-name="P13">Sterowanie wężem odbywa się za pomocą joysticka a naszym celem jest zjadanie pojawiających się punktów. Podczas zjadania każdego celu zostaje odtworzony dźwięk. Gra kończy się gdy głowa wężą natrafi na jakiś element <text:span text:style-name="T12">ogonu </text:span>węża.</text:p>
      <text:p text:style-name="P13"/>
      <text:p text:style-name="P17">Opis programu:</text:p>
      <text:p text:style-name="P17"/>
      <text:p text:style-name="P13"><text:tab/>W naszym programie jeden elemnt węża odpowiada kwadratowi </text:p>
      <text:p text:style-name="P14">8 na 8 pikseli analogicznie cele. Gra zaczyna się o długości węża równej trzem takim kwadratom <text:span text:style-name="T9">oraz zostaje zaalokowana pamięć na 1200 elemntów wężą(maksymalna ilość mieszczących się kwadratow 8x8 na wyświetlaczu)</text:span>. <text:span text:style-name="T4">Program p</text:span>orusza wężem za pomocą skonfigurowanego Timera1, gdzie wartość progu defaultowo jest ustawiona <text:s/>na SystemCoreClock/8 do zmiany opcji szybkości węża wykorzystujemy właśnie tę wiadomość, <text:s/>gdy użytkownik zwiększa szybkość wężą w panelu "Opcje" <text:span text:style-name="T3">mianownik jest zwiększany o wielokrotność 4 co powoduje zmniejszenie wartość progu przerwania a co za tym idzie częstsze przerwania i szybsze rysowanie się węża. Rysowanie węża odbywa się na zasadzie domalowania głowy węża w zależności od kierunku ruchu i przemalowania ostniego elementu węża na kolor planszy co daje nam efekt ruchu węża oraz zwiększeniu wydajności (nie trzba przemalowywać całego węża od począku mniej operacji dla procesora). Efekt losowego pojawiania się celu uzyskaliśmy dzięki SysTick'owi na poczatku gry jest on konfigurowany z częstotliwością <text:s/>SystemCoreClock/100 ~ 10ms dzięki czemu nasze "ziarno" jest w danych odstępach czasu inkrementowane w handlerze SysTick'a przy ropoczęciu gry(w wywołaniu funkcji gameF() ) jest odczytywana wartość ziarna która jest </text:span><text:soft-page-break/><text:span text:style-name="T3">wykorzystywana do alogytmu towrzącego losowe liczby następnie SysTick jest wyłączany gdyż już z niego nie będziemy korzystać(nie jest możliwe wykorzystanie funkcji random z języka C). Do komunikacji między użytkownikiem a <text:s/>programem wykorzystujemy przyciski oraz ekran LCD , które również sa inicjalizowane na początku programu. Rysowanie węża na ekranie odbywa się za pomocą stowrzonych przez nas funkcji, "na samym spodzie" znajduje sie funkcja rysująca punkt , która jest wykorzystywana przez funkcje do rysowania prostej natomiast ta wykorzystywana jest przez funkcje rysująca szczególny przypadek zamalowanego prostokąta.</text:span></text:p>
      <text:p text:style-name="P10"><text:span text:style-name="T5">Na początku każdej gry czyścimy wszystkie piksele czarnym kolorem a następnie wyświetlamy Menu. Każdego rodzaju napis jest również tworzony przez nasze funkcje na spodzie której znajduje si</text:span><text:span text:style-name="T6">ę</text:span><text:span text:style-name="T5"> funkcja rysująca pojedyńczy znak. </text:span><text:span text:style-name="T7">W opcjach szybkości wężą natomiast przerysowywujemy tylko kwadrat z poziomem szybkości z takich samych powodów jak rysowanie węża, również wykorzystujemy SysTick'a aby opuźnić zczytywanie klawiszy(aby lekkie wcisniecie np KEY1 nie spowodowało podwójne przeskoczenie prędkości). Odtwarzanie dźwięku uzyskaliśmy poprzez <text:s/>skonfigurowanie DAC'a, stowrzenie własnej tablicy reprezentującej dany dźwięk oraz skonfigurowanie <text:s/>DMA, tablica z dźwiękiem jest ładowana poprzez DMA do DACA z odpowiednią częstotliwością(dla naszego dźwieku z częstotliwościaą 44,1 kHZ <text:s/>wartość progu wynosi</text:span><text:span text:style-name="T8"> SystemCoreClock/567)</text:span><text:span text:style-name="T7"> </text:span><text:span text:style-name="T8">a </text:span><text:span text:style-name="T7">następnie po każdorazowym zjedzeniu celu zostaje odtworzony dźwięk. W plikach sanke.h/c znajdują się wszystkie funkcje dotyczące węża, poruszanie nim odbywa się dzięki zczytywaniu w odpowienim momencie stanu joysticka i na tej postawie rysowana jest głowa wężą. Po wciśnieciu zakończ grę lub skuciu porgram nasz wyświetla komunikat odpowiedni komunikat i "wpada" w nieskończoną pętlę.</text:span></text:p>
      <text:p text:style-name="P10"/>
      <text:p text:style-name="P10"/>
      <text:p text:style-name="P18">Podsumowanie:</text:p>
      <text:p text:style-name="P19"><text:tab/></text:p>
      <text:p text:style-name="P19"><text:tab/>Nasz projekt spełnia wszystkie nasze początkowe założenia. W ramach realizacji projektu mogliśmy głębiej zapoznać sie z działaniem i budową mikrokontrolerów oraz programowaniem ich. <text:s/>Dowiedzieliśmy się również jak konwertować dźwięki .wav do formatu z którym mikokontroler sobie poradzi i w jaki spsób mikrokontroler przesyła dane do głośnika. Projekt realizowaliśmy na pięciu zjęciach projektowych oraz w domu. Oddanie pro<text:span text:style-name="T16">je</text:span>ktu nastąpiło 25.06.2015 r.</text:p>
      <text:p text:style-name="P15"/>
      <text:p text:style-name="P9"/>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0M35S</meta:editing-duration>
    <meta:editing-cycles>46</meta:editing-cycles>
    <meta:generator>LibreOffice/4.3.3.2$Windows_x86 LibreOffice_project/9bb7eadab57b6755b1265afa86e04bf45fbfc644</meta:generator>
    <dc:date>2015-06-22T00:40:01.371000000</dc:date>
    <meta:document-statistic meta:table-count="0" meta:image-count="0" meta:object-count="0" meta:page-count="3" meta:paragraph-count="24" meta:word-count="659" meta:character-count="4865" meta:non-whitespace-character-count="4198"/>
    <meta:user-defined meta:name="Info 1"/>
    <meta:user-defined meta:name="Info 2"/>
    <meta:user-defined meta:name="Info 3"/>
    <meta:user-defined meta:name="Info 4"/>
  </office:meta>
</office:document-meta>
</file>